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0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6.61mm"/>
    </style:style>
    <style:style style:name="co9" style:family="table-column">
      <style:table-column-properties fo:break-before="auto" style:column-width="65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nch-ly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</table:table-row>
        <table:table-row table:style-name="ro1">
          <table:table-cell office:value-type="string" calcext:value-type="string">
            <text:p>French-Lyon/07/07b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7/07k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nch-Lyon/07/07g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-Lyon/07/07d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7/07r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7/07j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7/07o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-Lyon/07/07z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7/07f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7/07n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7/07a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-Lyon/07/07p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Lyon/07/07t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Lyon/07/07c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7/07y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7/07u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7/07s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7/07e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ench-Lyon/07/07i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7/07h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5/05c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5/05m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nch-Lyon/05/05a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nch-Lyon/05/05i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5/05j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ench-Lyon/05/05b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5/05e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5/05d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5/05f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nch-Lyon/05/05k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ench-Lyon/05/05l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05/05g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Lyon/05/05h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-Lyon/21/21e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nch-Lyon/21/21d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nch-Lyon/21/21i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0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21/21c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0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21/21g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10/10c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Lyon/10/10a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-Lyon/10/10b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-Lyon/06/06d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6/06b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Lyon/06/06c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6/06a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Lyon/06/06e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Lyon/06/06f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-Lyon/06/06g.cpn.cex </text:p>
          </table:table-cell>
          <table:table-cell office:value-type="string" calcext:value-type="string">
            <text:p><text:s/>FRLYO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6.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french-mtln" table:style-name="ta1">
        <table:table-column table:style-name="co9" table:default-cell-style-name="Default"/>
        <table:table-column table:style-name="co10" table:number-columns-repeated="23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</table:table-row>
        <table:table-row table:style-name="ro1">
          <table:table-cell office:value-type="string" calcext:value-type="string">
            <text:p>French-MTLN/chloe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3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MTLN/maxime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2;05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nch-MTLN/noah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4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MTLN/maelween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7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nch-MTLN/marie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3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nch-MTLN/meven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5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-MTLN/kylian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1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MTLN/pierrik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3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-MTLN/sacha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10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-MTLN/hugo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2;11.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MTLN/alice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11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MTLN/michael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9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MTLN/mathieu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11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MTLN/maurine.cpn.cex </text:p>
          </table:table-cell>
          <table:table-cell office:value-type="string" calcext:value-type="string">
            <text:p><text:s/>FRMTLN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10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rench-dug" table:style-name="ta1">
        <table:table-column table:style-name="co11" table:default-cell-style-name="Default"/>
        <table:table-column table:style-name="co12" table:number-columns-repeated="23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</table:table-row>
        <table:table-row table:style-name="ro1">
          <table:table-cell office:value-type="string" calcext:value-type="string">
            <text:p>French-Duguine/2010/02f_2010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Duguine/2010/03f_2010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nch-Duguine/2010/05f_2010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10/01f_2010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-Duguine/2010/04f_2010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10/08f_2010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Duguine/2011/03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Duguine/2011/02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nch-Duguine/2011/11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6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11/04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11/08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nch-Duguine/2011/01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ch-Duguine/2011/10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11/05f_2011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09/04f_2009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-Duguine/2009/05f_2009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Duguine/2009/02f_2009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Duguine/2009/08f_2009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Duguine/2009/03f_2009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-Duguine/2009/01f_2009.cpn.cex </text:p>
          </table:table-cell>
          <table:table-cell office:value-type="string" calcext:value-type="string">
            <text:p><text:s/>FRDU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53:32.184364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7T18:54:51.067192049</dc:date>
    <meta:editing-duration>PT5M4S</meta:editing-duration>
    <meta:editing-cycles>2</meta:editing-cycles>
    <meta:generator>LibreOffice/6.0.7.3$Linux_X86_64 LibreOffice_project/00m0$Build-3</meta:generator>
    <meta:document-statistic meta:table-count="3" meta:cell-count="2040" meta:object-count="0"/>
  </office:meta>
</office:document-meta>
</file>